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E500000151092D54A783E31A2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78cm" style:rel-column-width="2143*"/>
    </style:style>
    <style:style style:name="Table1.B" style:family="table-column">
      <style:table-column-properties style:column-width="1.886cm" style:rel-column-width="1069*"/>
    </style:style>
    <style:style style:name="Table1.C" style:family="table-column">
      <style:table-column-properties style:column-width="1.891cm" style:rel-column-width="1072*"/>
    </style:style>
    <style:style style:name="Table1.D" style:family="table-column">
      <style:table-column-properties style:column-width="1.887cm" style:rel-column-width="1070*"/>
    </style:style>
    <style:style style:name="Table1.F" style:family="table-column">
      <style:table-column-properties style:column-width="1.889cm" style:rel-column-width="1071*"/>
    </style:style>
    <style:style style:name="Table1.A1" style:family="table-cell">
      <style:table-cell-properties style:vertical-align="middle" fo:padding="0.097cm" fo:border-left="0.5pt solid #000000" fo:border-right="none" fo:border-top="0.5pt solid #000000" fo:border-bottom="0.5pt solid #000000"/>
    </style:style>
    <style:style style:name="Table1.H1" style:family="table-cell">
      <style:table-cell-properties style:vertical-align="middle" fo:padding="0.097cm" fo:border="0.5pt solid #000000"/>
    </style:style>
    <style:style style:name="Table1.A2" style:family="table-cell">
      <style:table-cell-properties style:vertical-align="middle" fo:padding="0.097cm" fo:border-left="0.5pt solid #000000" fo:border-right="none" fo:border-top="none" fo:border-bottom="0.5pt solid #000000"/>
    </style:style>
    <style:style style:name="Table1.H2"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2.125cm" style:rel-column-width="8191*"/>
    </style:style>
    <style:style style:name="Table3.A1" style:family="table-cell">
      <style:table-cell-properties style:vertical-align="middle" fo:padding="0.097cm" fo:border-left="0.5pt solid #000000" fo:border-right="none" fo:border-top="0.5pt solid #000000" fo:border-bottom="0.5pt solid #000000"/>
    </style:style>
    <style:style style:name="Table3.H1" style:family="table-cell">
      <style:table-cell-properties style:vertical-align="middle"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none" fo:border-top="none" fo:border-bottom="0.5pt solid #000000"/>
    </style:style>
    <style:style style:name="Table3.E2" style:family="table-cell">
      <style:table-cell-properties fo:padding="0.097cm" fo:border-left="0.5pt solid #000000" fo:border-right="none" fo:border-top="none" fo:border-bottom="0.5pt solid #000000"/>
    </style:style>
    <style:style style:name="Table3.F2" style:family="table-cell">
      <style:table-cell-properties fo:padding="0.097cm" fo:border-left="0.5pt solid #000000" fo:border-right="none" fo:border-top="none" fo:border-bottom="0.5pt solid #000000"/>
    </style:style>
    <style:style style:name="Table3.G2" style:family="table-cell">
      <style:table-cell-properties fo:padding="0.097cm" fo:border-left="0.5pt solid #000000" fo:border-right="none" fo:border-top="none" fo:border-bottom="0.5pt solid #000000"/>
    </style:style>
    <style:style style:name="Table3.H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none" fo:border-top="none" fo:border-bottom="0.5pt solid #000000"/>
    </style:style>
    <style:style style:name="Table3.D3" style:family="table-cell">
      <style:table-cell-properties fo:padding="0.097cm" fo:border-left="0.5pt solid #000000" fo:border-right="none" fo:border-top="none" fo:border-bottom="0.5pt solid #000000"/>
    </style:style>
    <style:style style:name="Table3.E3" style:family="table-cell">
      <style:table-cell-properties fo:padding="0.097cm" fo:border-left="0.5pt solid #000000" fo:border-right="none" fo:border-top="none" fo:border-bottom="0.5pt solid #000000"/>
    </style:style>
    <style:style style:name="Table3.F3" style:family="table-cell">
      <style:table-cell-properties fo:padding="0.097cm" fo:border-left="0.5pt solid #000000" fo:border-right="none" fo:border-top="none" fo:border-bottom="0.5pt solid #000000"/>
    </style:style>
    <style:style style:name="Table3.G3" style:family="table-cell">
      <style:table-cell-properties fo:padding="0.097cm" fo:border-left="0.5pt solid #000000" fo:border-right="none" fo:border-top="none" fo:border-bottom="0.5pt solid #000000"/>
    </style:style>
    <style:style style:name="Table3.H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none" fo:border-top="none" fo:border-bottom="0.5pt solid #000000"/>
    </style:style>
    <style:style style:name="Table3.D4" style:family="table-cell">
      <style:table-cell-properties fo:padding="0.097cm" fo:border-left="0.5pt solid #000000" fo:border-right="none" fo:border-top="none" fo:border-bottom="0.5pt solid #000000"/>
    </style:style>
    <style:style style:name="Table3.E4" style:family="table-cell">
      <style:table-cell-properties fo:padding="0.097cm" fo:border-left="0.5pt solid #000000" fo:border-right="none" fo:border-top="none" fo:border-bottom="0.5pt solid #000000"/>
    </style:style>
    <style:style style:name="Table3.F4" style:family="table-cell">
      <style:table-cell-properties fo:padding="0.097cm" fo:border-left="0.5pt solid #000000" fo:border-right="none" fo:border-top="none" fo:border-bottom="0.5pt solid #000000"/>
    </style:style>
    <style:style style:name="Table3.G4" style:family="table-cell">
      <style:table-cell-properties fo:padding="0.097cm" fo:border-left="0.5pt solid #000000" fo:border-right="none" fo:border-top="none" fo:border-bottom="0.5pt solid #000000"/>
    </style:style>
    <style:style style:name="Table3.H4"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font-size="10pt" fo:background-color="#ffffff" style:font-size-asian="10pt" style:font-size-complex="10pt"/>
    </style:style>
    <style:style style:name="P2" style:family="paragraph" style:parent-style-name="Standard">
      <style:paragraph-properties fo:line-height="115%" fo:text-align="center" style:justify-single-word="false"/>
      <style:text-properties style:font-name="Liberation Mono" fo:font-size="12pt" fo:font-weight="bold" style:font-size-asian="10.5pt" style:font-weight-asian="bold" style:font-size-complex="12pt" style:font-weight-complex="bold"/>
    </style:style>
    <style:style style:name="P3" style:family="paragraph" style:parent-style-name="Standard">
      <style:paragraph-properties fo:line-height="115%" fo:text-align="center" style:justify-single-word="false"/>
      <style:text-properties style:font-name="Liberation Mono" fo:font-size="10pt" fo:font-weight="bold" officeooo:rsid="001cf4c9" officeooo:paragraph-rsid="001cf4c9" style:font-size-asian="8.75pt" style:font-weight-asian="bold" style:font-size-complex="10pt" style:font-weight-complex="bold"/>
    </style:style>
    <style:style style:name="P4" style:family="paragraph" style:parent-style-name="Standard">
      <style:paragraph-properties fo:line-height="115%" fo:text-align="center" style:justify-single-word="false"/>
      <style:text-properties style:font-name="Liberation Mono" fo:font-size="10pt" fo:font-weight="bold" officeooo:rsid="001cf4c9" officeooo:paragraph-rsid="001f68ad" style:font-size-asian="8.75pt" style:font-weight-asian="bold" style:font-size-complex="10pt" style:font-weight-complex="bold"/>
    </style:style>
    <style:style style:name="P5" style:family="paragraph" style:parent-style-name="Standard">
      <style:paragraph-properties fo:line-height="115%" fo:text-align="center" style:justify-single-word="false"/>
      <style:text-properties style:font-name="Liberation Mono" fo:font-size="14pt" fo:font-weight="bold" officeooo:rsid="00218aaf" officeooo:paragraph-rsid="00218aaf" style:font-size-asian="12.25pt" style:font-weight-asian="bold" style:font-size-complex="14pt" style:font-weight-complex="bold"/>
    </style:style>
    <style:style style:name="P6" style:family="paragraph" style:parent-style-name="Hanging_20_indent">
      <style:text-properties officeooo:paragraph-rsid="0029400d"/>
    </style:style>
    <style:style style:name="P7" style:family="paragraph" style:parent-style-name="Hanging_20_indent">
      <style:text-properties officeooo:paragraph-rsid="0029d08d"/>
    </style:style>
    <style:style style:name="P8" style:family="paragraph" style:parent-style-name="Standard">
      <style:paragraph-properties fo:line-height="115%" fo:text-align="center" style:justify-single-word="false"/>
      <style:text-properties style:font-name="Liberation Mono" fo:font-size="12pt" fo:font-weight="bold" officeooo:rsid="002855b0" officeooo:paragraph-rsid="002855b0" style:font-size-asian="10.5pt" style:font-weight-asian="bold" style:font-size-complex="12pt" style:font-weight-complex="bold"/>
    </style:style>
    <style:style style:name="P9" style:family="paragraph" style:parent-style-name="Standard">
      <style:paragraph-properties fo:line-height="115%" fo:text-align="start" style:justify-single-word="false"/>
      <style:text-properties style:font-name="Liberation Mono" fo:font-size="10pt" fo:font-weight="bold" officeooo:rsid="001e64c1" officeooo:paragraph-rsid="001e64c1" style:font-size-asian="8.75pt" style:font-weight-asian="bold" style:font-size-complex="10pt" style:font-weight-complex="bold"/>
    </style:style>
    <style:style style:name="P10" style:family="paragraph" style:parent-style-name="Standard">
      <style:paragraph-properties fo:line-height="115%" fo:text-align="center" style:justify-single-word="false"/>
      <style:text-properties style:font-name="Liberation Mono" fo:font-size="10pt" fo:font-weight="bold" officeooo:rsid="002855b0" officeooo:paragraph-rsid="002855b0" style:font-size-asian="8.75pt" style:font-weight-asian="bold" style:font-size-complex="10pt" style:font-weight-complex="bold"/>
    </style:style>
    <style:style style:name="P11" style:family="paragraph" style:parent-style-name="Standard">
      <style:paragraph-properties fo:line-height="115%" fo:text-align="start" style:justify-single-word="false"/>
      <style:text-properties style:font-name="Liberation Mono" fo:font-size="10pt" fo:font-weight="bold" officeooo:rsid="002914a8" officeooo:paragraph-rsid="002914a8" style:font-size-asian="8.75pt" style:font-weight-asian="bold" style:font-size-complex="10pt" style:font-weight-complex="bold"/>
    </style:style>
    <style:style style:name="P12" style:family="paragraph" style:parent-style-name="Standard">
      <style:paragraph-properties fo:line-height="115%" fo:text-align="center" style:justify-single-word="false"/>
      <style:text-properties style:font-name="Liberation Mono" fo:font-size="10pt" fo:font-weight="bold" officeooo:rsid="0029400d" officeooo:paragraph-rsid="0029400d" style:font-size-asian="8.75pt" style:font-weight-asian="bold" style:font-size-complex="10pt" style:font-weight-complex="bold"/>
    </style:style>
    <style:style style:name="P13" style:family="paragraph" style:parent-style-name="Standard">
      <style:paragraph-properties fo:line-height="115%" fo:text-align="start" style:justify-single-word="false"/>
      <style:text-properties style:font-name="Liberation Mono" fo:font-size="10pt" fo:font-weight="bold" officeooo:rsid="0029400d" officeooo:paragraph-rsid="0029400d" style:font-size-asian="8.75pt" style:font-weight-asian="bold" style:font-size-complex="10pt" style:font-weight-complex="bold"/>
    </style:style>
    <style:style style:name="P14" style:family="paragraph" style:parent-style-name="Standard">
      <style:paragraph-properties fo:line-height="115%" fo:text-align="center" style:justify-single-word="false"/>
      <style:text-properties style:font-name="Liberation Mono" fo:font-size="10pt" fo:font-weight="bold" officeooo:rsid="001cf4c9" officeooo:paragraph-rsid="001f68ad" style:font-size-asian="8.75pt" style:font-weight-asian="bold" style:font-size-complex="10pt" style:font-weight-complex="bold"/>
    </style:style>
    <style:style style:name="P15" style:family="paragraph" style:parent-style-name="Standard">
      <style:paragraph-properties fo:line-height="115%" fo:text-align="center" style:justify-single-word="false"/>
      <style:text-properties style:font-name="Liberation Mono" fo:font-size="10pt" fo:font-weight="bold" officeooo:rsid="001cf4c9" officeooo:paragraph-rsid="002a591f" style:font-size-asian="8.75pt" style:font-weight-asian="bold" style:font-size-complex="10pt" style:font-weight-complex="bold"/>
    </style:style>
    <style:style style:name="P16" style:family="paragraph" style:parent-style-name="Standard">
      <style:paragraph-properties fo:line-height="115%" fo:text-align="center" style:justify-single-word="false"/>
      <style:text-properties style:font-name="Liberation Mono" fo:font-size="10pt" fo:font-weight="bold" officeooo:rsid="0029d08d" officeooo:paragraph-rsid="0029d08d" style:font-size-asian="8.75pt" style:font-weight-asian="bold" style:font-size-complex="10pt" style:font-weight-complex="bold"/>
    </style:style>
    <style:style style:name="P17" style:family="paragraph" style:parent-style-name="Standard">
      <style:paragraph-properties fo:line-height="115%" fo:text-align="start" style:justify-single-word="false"/>
      <style:text-properties style:font-name="Liberation Mono" fo:font-size="10pt" fo:font-weight="bold" officeooo:rsid="0029d08d" officeooo:paragraph-rsid="0029d08d" style:font-size-asian="8.75pt" style:font-weight-asian="bold" style:font-size-complex="10pt" style:font-weight-complex="bold"/>
    </style:style>
    <style:style style:name="P18" style:family="paragraph" style:parent-style-name="Standard">
      <style:paragraph-properties fo:line-height="115%" fo:text-align="center" style:justify-single-word="false"/>
      <style:text-properties style:font-name="Liberation Mono" fo:font-size="10pt" fo:font-weight="bold" officeooo:rsid="002a591f" officeooo:paragraph-rsid="002a591f" style:font-size-asian="8.75pt" style:font-weight-asian="bold" style:font-size-complex="10pt" style:font-weight-complex="bold"/>
    </style:style>
    <style:style style:name="P19" style:family="paragraph" style:parent-style-name="Standard">
      <style:paragraph-properties fo:line-height="115%" fo:text-align="start" style:justify-single-word="false"/>
      <style:text-properties style:font-name="Liberation Mono" fo:font-size="10pt" fo:font-weight="bold" officeooo:rsid="002a591f" officeooo:paragraph-rsid="002a591f" style:font-size-asian="8.75pt" style:font-weight-asian="bold" style:font-size-complex="10pt" style:font-weight-complex="bold"/>
    </style:style>
    <style:style style:name="P20"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a591f" officeooo:paragraph-rsid="002a591f" style:font-size-asian="8.75pt" style:font-weight-asian="bold" style:font-size-complex="10pt" style:font-weight-complex="bold"/>
    </style:style>
    <style:style style:name="P21" style:family="paragraph" style:parent-style-name="Table_20_Contents">
      <style:paragraph-properties fo:text-align="start" style:justify-single-word="false"/>
      <style:text-properties style:font-name="Liberation Mono" fo:font-size="10pt" style:font-size-asian="8.75pt" style:font-size-complex="10pt"/>
    </style:style>
    <style:style style:name="P22" style:family="paragraph" style:parent-style-name="Table_20_Contents">
      <style:paragraph-properties fo:text-align="start" style:justify-single-word="false"/>
      <style:text-properties style:font-name="Liberation Mono" fo:font-size="10pt" officeooo:rsid="002914a8" officeooo:paragraph-rsid="002914a8" style:font-size-asian="8.75pt" style:font-size-complex="10pt"/>
    </style:style>
    <style:style style:name="P23" style:family="paragraph" style:parent-style-name="Table_20_Contents">
      <style:paragraph-properties fo:text-align="start" style:justify-single-word="false"/>
      <style:text-properties style:font-name="Liberation Mono" fo:font-size="10pt" officeooo:rsid="0029d08d" officeooo:paragraph-rsid="0029d08d" style:font-size-asian="8.75pt" style:font-size-complex="10pt"/>
    </style:style>
    <style:style style:name="P24" style:family="paragraph" style:parent-style-name="Table_20_Contents">
      <style:paragraph-properties fo:text-align="center" style:justify-single-word="false"/>
      <style:text-properties style:font-name="Liberation Mono" fo:font-size="10pt" fo:font-weight="bold" style:font-size-asian="8.75pt" style:font-weight-asian="bold" style:font-size-complex="10pt" style:font-weight-complex="bold"/>
    </style:style>
    <style:style style:name="P25" style:family="paragraph" style:parent-style-name="Table_20_Contents">
      <style:paragraph-properties fo:text-align="start" style:justify-single-word="false"/>
      <style:text-properties style:font-name="Liberation Mono" fo:font-size="10pt" fo:font-weight="bold" officeooo:rsid="002914a8" officeooo:paragraph-rsid="002914a8" style:font-size-asian="8.75pt" style:font-weight-asian="bold" style:font-size-complex="10pt" style:font-weight-complex="bold"/>
    </style:style>
    <style:style style:name="P26" style:family="paragraph" style:parent-style-name="Table_20_Contents">
      <style:paragraph-properties fo:text-align="start" style:justify-single-word="false"/>
      <style:text-properties style:font-name="Liberation Mono" fo:font-size="10pt" fo:font-weight="bold" style:font-size-asian="8.75pt" style:font-weight-asian="bold" style:font-size-complex="10pt" style:font-weight-complex="bold"/>
    </style:style>
    <style:style style:name="T1" style:family="text">
      <style:text-properties officeooo:rsid="0024a139"/>
    </style:style>
    <style:style style:name="T2" style:family="text">
      <style:text-properties officeooo:rsid="002768e8"/>
    </style:style>
    <style:style style:name="T3" style:family="text">
      <style:text-properties officeooo:rsid="002855b0"/>
    </style:style>
    <style:style style:name="T4" style:family="text">
      <style:text-properties officeooo:rsid="0029400d"/>
    </style:style>
    <style:style style:name="T5" style:family="text">
      <style:text-properties officeooo:rsid="0029d08d"/>
    </style:style>
    <style:style style:name="T6" style:family="text">
      <style:text-properties officeooo:rsid="002a59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OPERATING SYSTEMS</text:span> – PART <text:span text:style-name="T2">2</text:span></text:p>
      <text:p text:style-name="P8">NON-CONTIGUOUS MEMORY ALLOCATION AND VIRTUAL <text:s/>MEMORY</text:p>
      <text:p text:style-name="P2"/>
      <text:p text:style-name="P3">(Data Structure for free memory)</text:p>
      <text:p text:style-name="P9">1. Which of these data structure was used to represent free memory in the lecture video?</text:p>
      <text:p text:style-name="Hanging_20_indent"><text:span text:style-name="T3">a) </text:span>free hash table<text:tab/><text:tab/><text:tab/><text:tab/><text:tab/><text:tab/><text:span text:style-name="T3">b) </text:span>free list</text:p>
      <text:p text:style-name="Hanging_20_indent"><text:span text:style-name="T3">c) </text:span>free tree<text:tab/><text:tab/><text:tab/><text:tab/><text:tab/><text:tab/><text:tab/><text:span text:style-name="T3">d) </text:span>free heap</text:p>
      <text:p text:style-name="P4"/>
      <text:p text:style-name="P10">(Time of Completion)</text:p>
      <text:p text:style-name="P11">2. In a computer system with 4 CPUs available, where the 'best-fit' algorithm is used for allocating 'jobs' to memory partitions, the following situation was encountered:</text:p>
      <text:p text:style-name="P11"/>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C"/>
        <table:table-row>
          <table:table-cell table:style-name="Table1.A1" table:number-columns-spanned="4" office:value-type="string">
            <text:p text:style-name="P24">Partition sizes in kB</text:p>
          </table:table-cell>
          <table:covered-table-cell/>
          <table:covered-table-cell/>
          <table:covered-table-cell/>
          <table:table-cell table:style-name="Table1.A1" office:value-type="string">
            <text:p text:style-name="P11">4k</text:p>
          </table:table-cell>
          <table:table-cell table:style-name="Table1.A1" office:value-type="string">
            <text:p text:style-name="P11">8k</text:p>
          </table:table-cell>
          <table:table-cell table:style-name="Table1.A1" office:value-type="string">
            <text:p text:style-name="P11">20k</text:p>
          </table:table-cell>
          <table:table-cell table:style-name="Table1.H1" office:value-type="string">
            <text:p text:style-name="P11">2k</text:p>
          </table:table-cell>
        </table:table-row>
        <table:table-row>
          <table:table-cell table:style-name="Table1.A2" office:value-type="string">
            <text:p text:style-name="P24">Jobs</text:p>
          </table:table-cell>
          <table:table-cell table:style-name="Table1.A2" office:value-type="string">
            <text:p text:style-name="P26">2k</text:p>
          </table:table-cell>
          <table:table-cell table:style-name="Table1.A2" office:value-type="string">
            <text:p text:style-name="P25">14k</text:p>
          </table:table-cell>
          <table:table-cell table:style-name="Table1.A2" office:value-type="string">
            <text:p text:style-name="P25">3k</text:p>
          </table:table-cell>
          <table:table-cell table:style-name="Table1.A2" office:value-type="string">
            <text:p text:style-name="P25">6k</text:p>
          </table:table-cell>
          <table:table-cell table:style-name="Table1.A2" office:value-type="string">
            <text:p text:style-name="P25">10k</text:p>
          </table:table-cell>
          <table:table-cell table:style-name="Table1.A2" office:value-type="string">
            <text:p text:style-name="P25">20</text:p>
          </table:table-cell>
          <table:table-cell table:style-name="Table1.H2" office:value-type="string">
            <text:p text:style-name="P25">2k</text:p>
          </table:table-cell>
        </table:table-row>
        <table:table-row>
          <table:table-cell table:style-name="Table1.A2" office:value-type="string">
            <text:p text:style-name="P24">Time for Execution</text:p>
          </table:table-cell>
          <table:table-cell table:style-name="Table1.A2" office:value-type="string">
            <text:p text:style-name="P22">4</text:p>
          </table:table-cell>
          <table:table-cell table:style-name="Table1.A2" office:value-type="string">
            <text:p text:style-name="P22">10</text:p>
          </table:table-cell>
          <table:table-cell table:style-name="Table1.A2" office:value-type="string">
            <text:p text:style-name="P22">2</text:p>
          </table:table-cell>
          <table:table-cell table:style-name="Table1.A2" office:value-type="string">
            <text:p text:style-name="P22">1</text:p>
          </table:table-cell>
          <table:table-cell table:style-name="Table1.A2" office:value-type="string">
            <text:p text:style-name="P22">1</text:p>
          </table:table-cell>
          <table:table-cell table:style-name="Table1.A2" office:value-type="string">
            <text:p text:style-name="P22">8</text:p>
          </table:table-cell>
          <table:table-cell table:style-name="Table1.H2" office:value-type="string">
            <text:p text:style-name="P22">6</text:p>
          </table:table-cell>
        </table:table-row>
      </table:table>
      <text:p text:style-name="P11"/>
      <text:p text:style-name="P11">Assuming the scheduling algorithm is FCFS scheduling and the memory allocation method is Fixed Partitioning, when will the 20k job be completed.</text:p>
      <text:p text:style-name="P11">Note: Every job enters the queue at 0 units of time.</text:p>
      <text:p text:style-name="Hanging_20_indent"><text:span text:style-name="T4">a) </text:span>19 units of time<text:tab/><text:tab/><text:tab/><text:tab/><text:tab/><text:tab/><text:span text:style-name="T4">b) </text:span>20 units of time</text:p>
      <text:p text:style-name="Hanging_20_indent"><text:span text:style-name="T4">c) </text:span>18 units of time<text:tab/><text:tab/><text:tab/><text:tab/><text:tab/><text:tab/><text:span text:style-name="T4">d) </text:span>21 units of time</text:p>
      <text:p text:style-name="P10"/>
      <text:p text:style-name="P12">(Choose the correct option)</text:p>
      <text:p text:style-name="P13">3. Consider the requests from processes in given order 300K, 25K, 125K, and 50K. Let there be two blocks of memory available of size 150K followed by a block size 350K. Assume the memory allocation technique to be used is Dynamic Partitioning.</text:p>
      <text:p text:style-name="P13"/>
      <text:p text:style-name="P13">Which of the following partition allocation schemes can satisfy the above requests?</text:p>
      <text:p text:style-name="Hanging_20_indent"><text:span text:style-name="T4">a) </text:span>Best fit but not first fit.<text:tab/><text:tab/><text:tab/><text:tab/><text:tab/><text:span text:style-name="T4">b) </text:span>First fit but not best fit.</text:p>
      <text:p text:style-name="Hanging_20_indent"><text:span text:style-name="T4">c) </text:span>Both First fit &amp; Best fit.<text:tab/><text:tab/><text:tab/><text:tab/><text:tab/><text:span text:style-name="T4">d) </text:span>Neither first fit nor best fit.</text:p>
      <text:p text:style-name="P12"/>
      <text:p text:style-name="P12">(Best Strategy)</text:p>
      <text:p text:style-name="P13">4. Select all the basic strategies to manage free space in which we can avoid exhaustive searches on the entire free space:</text:p>
      <text:p text:style-name="P6"><text:span text:style-name="T4">a) </text:span>Best Fit<text:tab/><text:tab/><text:tab/><text:span text:style-name="T4">b) </text:span>Worst Fit<text:tab/><text:tab/><text:tab/><text:span text:style-name="T4">c) </text:span>First Fit<text:tab/><text:tab/><text:tab/><text:span text:style-name="T4">d) </text:span>Next Fit</text:p>
      <text:p text:style-name="P12"/>
      <text:p text:style-name="P12">(Choose the correct option)</text:p>
      <text:p text:style-name="P13">5.Fill in the blanks:</text:p>
      <text:p text:style-name="P13"/>
      <text:p text:style-name="P13">Using the approach of ____________ to improve memory allocation, if a particular application has one (or a few) popular-sized requests that it makes, we’ll keep a separate list just to manage objects of that size. All other requests are forwarded to a more general memory allocator.</text:p>
      <text:p text:style-name="Hanging_20_indent"><text:soft-page-break/><text:span text:style-name="T4">a) </text:span>Buddy allocation<text:tab/><text:tab/><text:span text:style-name="T4">b) </text:span>Growing the Heap<text:tab/><text:tab/><text:span text:style-name="T4">c) </text:span>Segregated Lists<text:tab/><text:tab/><text:span text:style-name="T4">d) </text:span>Merging</text:p>
      <text:p text:style-name="P4"/>
      <text:p text:style-name="P12">(Choose the correct option)</text:p>
      <text:p text:style-name="P13">6. In the following problem description, consider holes as synonyms for free memory spaces.</text:p>
      <text:p text:style-name="P13"/>
      <text:p text:style-name="P13">Problem Description:</text:p>
      <text:p text:style-name="P13">Consider allocation of memory to a new process. Assume that none of the existing holes in the memory will exactly fit the process’s memory requirement. Hence, a new hole of smaller size will be created if allocation is made in any of the existing holes. Which one of the following statements is TRUE ?</text:p>
      <text:p text:style-name="Hanging_20_indent"><text:span text:style-name="T4">a) </text:span>The hole created by the first fit is always larger than the hole created by the next fit.</text:p>
      <text:p text:style-name="Hanging_20_indent"><text:span text:style-name="T4">b) </text:span>The hole created by the worst fit is always larger than the hole created by the first fit.</text:p>
      <text:p text:style-name="Hanging_20_indent"><text:span text:style-name="T4">c) </text:span>The hole created by the best fit is never larger than the hole created by the first fit.</text:p>
      <text:p text:style-name="Hanging_20_indent"><text:span text:style-name="T4">d) </text:span>The hole created by the next fit is never larger than the hole created by best fit.</text:p>
      <text:p text:style-name="P12"/>
      <text:p text:style-name="P12">(Base of a Segment)</text:p>
      <text:p text:style-name="P13"><text:span text:style-name="T6">7</text:span>. What does base of a segment contain?</text:p>
      <text:p text:style-name="Hanging_20_indent"><text:span text:style-name="T4">a) </text:span>The capacity or size of segment</text:p>
      <text:p text:style-name="Hanging_20_indent"><text:span text:style-name="T4">b) </text:span>Contains the starting address where process is loaded at physical memory</text:p>
      <text:p text:style-name="Hanging_20_indent"><text:span text:style-name="T4">c) </text:span>Stores the starting address of virtual address space of memory</text:p>
      <text:p text:style-name="Hanging_20_indent"><text:span text:style-name="T4">d) </text:span>None of these</text:p>
      <text:p text:style-name="P12"/>
      <text:p text:style-name="P12">(Segmentation Fault)</text:p>
      <text:p text:style-name="P13"><text:span text:style-name="T6">8</text:span>. Which of the following can cause a segmentation fault?</text:p>
      <text:p text:style-name="Hanging_20_indent"><text:span text:style-name="T4">a) </text:span>The data of segment bases are corrupted</text:p>
      <text:p text:style-name="Hanging_20_indent"><text:span text:style-name="T4">b) </text:span>A process requesting an address which exist absolutely fine.</text:p>
      <text:p text:style-name="Hanging_20_indent"><text:span text:style-name="T4">c) </text:span>A process accessing stack segment instead of heap segment</text:p>
      <text:p text:style-name="Hanging_20_indent"><text:span text:style-name="T4">d) </text:span>A process accessing illegal address, which is beyond the bounds of address space assigned to process</text:p>
      <text:p text:style-name="P12"/>
      <text:p text:style-name="P12">(Code Sharing)</text:p>
      <text:p text:style-name="P13"><text:span text:style-name="T6">9</text:span>. What are the bits introduced, per segment, to implement code sharing in memory management module of OS?</text:p>
      <text:p text:style-name="P6"><text:span text:style-name="T4">a) </text:span>Protection bits<text:tab/><text:tab/><text:tab/><text:tab/><text:tab/><text:tab/><text:span text:style-name="T4">b) </text:span>Read-write bits</text:p>
      <text:p text:style-name="P6"><text:span text:style-name="T4">c) </text:span>Reading bits<text:tab/><text:tab/><text:tab/><text:tab/><text:tab/><text:tab/><text:span text:style-name="T4">d) </text:span>Permission bits</text:p>
      <text:p text:style-name="P12"/>
      <text:p text:style-name="P12">(Mapping to Code Segment)</text:p>
      <text:p text:style-name="P13">1<text:span text:style-name="T6">0</text:span>. Select the correct option for the following statement:</text:p>
      <text:p text:style-name="P13"/>
      <text:p text:style-name="P13">To find which code segment the virtual address belongs to, we would always need 2 bits.</text:p>
      <text:p text:style-name="Hanging_20_indent"><text:span text:style-name="T4">a) </text:span>True<text:tab/><text:tab/><text:tab/><text:tab/><text:tab/><text:tab/><text:tab/><text:span text:style-name="T4">b) </text:span>False</text:p>
      <text:p text:style-name="P12"/>
      <text:p text:style-name="P12">(Choose the correct option)</text:p>
      <text:p text:style-name="P13">1<text:span text:style-name="T6">1</text:span>. Select the correct option for the following statement:</text:p>
      <text:p text:style-name="P13"><text:soft-page-break/></text:p>
      <text:p text:style-name="P13">External fragmentation is avoided when segmentation is used.</text:p>
      <text:p text:style-name="Hanging_20_indent"><text:span text:style-name="T4">a) </text:span>True<text:tab/><text:tab/><text:tab/><text:tab/><text:tab/><text:tab/><text:tab/><text:span text:style-name="T4">b) </text:span>False</text:p>
      <text:p text:style-name="P12"/>
      <text:p text:style-name="P12">(Components of Virtual Address)</text:p>
      <text:p text:style-name="P13">1<text:span text:style-name="T6">2</text:span>. Select all the components in which the virtual address generated by a process is initially broken into:</text:p>
      <text:p text:style-name="Hanging_20_indent"><text:span text:style-name="T4">a) </text:span>the virtual page number (VPN)<text:tab/><text:tab/><text:tab/><text:tab/><text:span text:style-name="T4">b) </text:span>physical frame number (PFN)</text:p>
      <text:p text:style-name="Hanging_20_indent"><text:span text:style-name="T4">c) </text:span>the offset within the page<text:tab/><text:tab/><text:tab/><text:tab/><text:tab/><text:span text:style-name="T4">d) </text:span>page table entry (PTE)</text:p>
      <text:p text:style-name="P12"/>
      <text:p text:style-name="P12">(Address Translations)</text:p>
      <text:p text:style-name="P13">1<text:span text:style-name="T6">3</text:span>. Fill in the blank:</text:p>
      <text:p text:style-name="P13"/>
      <text:p text:style-name="P13">A __________ stores virtual-to-physical address translations, thus letting the system know where each page of an address space actually resides in physical memory.</text:p>
      <text:p text:style-name="Hanging_20_indent"><text:span text:style-name="T4">a) </text:span>page table entry (PTE)<text:tab/><text:span text:style-name="T4">b) </text:span>page table<text:tab/><text:tab/><text:tab/><text:span text:style-name="T4">c) </text:span>page frame<text:tab/><text:tab/><text:tab/><text:span text:style-name="T4">d) </text:span>page offset</text:p>
      <text:p text:style-name="P12"/>
      <text:p text:style-name="P12">(Physical Memory Divisions)</text:p>
      <text:p text:style-name="P13">1<text:span text:style-name="T6">4</text:span>. Which of the following refers to the fixed-sized units that the physical memory is divided into?</text:p>
      <text:p text:style-name="Hanging_20_indent"><text:span text:style-name="T4">a) </text:span>Pages<text:tab/><text:tab/><text:tab/><text:span text:style-name="T4">b) </text:span>Page Tables<text:tab/><text:tab/><text:tab/><text:span text:style-name="T4">c) </text:span>Page Frames<text:tab/><text:tab/><text:tab/><text:span text:style-name="T4">d) </text:span>Segments</text:p>
      <text:p text:style-name="P12"/>
      <text:p text:style-name="P12">(Virtual Address to Physical Address)</text:p>
      <text:p text:style-name="P13">1<text:span text:style-name="T6">5</text:span>. For a process of 64 B virtual address and 128 B physical address and following page table:</text:p>
      <text:p text:style-name="P13"/>
      <table:table table:name="Table2" table:style-name="Table2">
        <table:table-column table:style-name="Table2.A" table:number-columns-repeated="2"/>
        <table:table-row>
          <table:table-cell table:style-name="Table2.A1" office:value-type="string">
            <text:p text:style-name="P24">Virtual Page Number</text:p>
          </table:table-cell>
          <table:table-cell table:style-name="Table2.B1" office:value-type="string">
            <text:p text:style-name="P24">Physical Page Frame</text:p>
          </table:table-cell>
        </table:table-row>
        <table:table-row>
          <table:table-cell table:style-name="Table2.A2" office:value-type="string">
            <text:p text:style-name="P23">0</text:p>
          </table:table-cell>
          <table:table-cell table:style-name="Table2.B2" office:value-type="string">
            <text:p text:style-name="P23">3</text:p>
          </table:table-cell>
        </table:table-row>
        <table:table-row>
          <table:table-cell table:style-name="Table2.A2" office:value-type="string">
            <text:p text:style-name="P23">1</text:p>
          </table:table-cell>
          <table:table-cell table:style-name="Table2.B2" office:value-type="string">
            <text:p text:style-name="P23">7</text:p>
          </table:table-cell>
        </table:table-row>
        <table:table-row>
          <table:table-cell table:style-name="Table2.A2" office:value-type="string">
            <text:p text:style-name="P23">2</text:p>
          </table:table-cell>
          <table:table-cell table:style-name="Table2.B2" office:value-type="string">
            <text:p text:style-name="P23">5</text:p>
          </table:table-cell>
        </table:table-row>
        <table:table-row>
          <table:table-cell table:style-name="Table2.A2" office:value-type="string">
            <text:p text:style-name="P23">3</text:p>
          </table:table-cell>
          <table:table-cell table:style-name="Table2.B2" office:value-type="string">
            <text:p text:style-name="P23">2</text:p>
          </table:table-cell>
        </table:table-row>
      </table:table>
      <text:p text:style-name="P13"/>
      <text:p text:style-name="P13">What will be the physical address for virtual address 37?</text:p>
      <text:p text:style-name="Hanging_20_indent"><text:span text:style-name="T5">a) </text:span>75<text:tab/><text:tab/><text:tab/><text:span text:style-name="T5">b) </text:span>85<text:tab/><text:tab/><text:tab/><text:tab/><text:span text:style-name="T5">c) </text:span>89<text:tab/><text:tab/><text:tab/><text:tab/><text:span text:style-name="T5">d) </text:span>95</text:p>
      <text:p text:style-name="P12"/>
      <text:p text:style-name="P16">(External Fragmentation in Paging)</text:p>
      <text:p text:style-name="P17">1<text:span text:style-name="T6">6</text:span>. Select the correct option for the following statement:</text:p>
      <text:p text:style-name="P17"/>
      <text:p text:style-name="P17">External fragmentation is avoided when paging is used.</text:p>
      <text:p text:style-name="Hanging_20_indent"><text:span text:style-name="T5">a) </text:span>True<text:tab/><text:tab/><text:tab/><text:tab/><text:tab/><text:tab/><text:tab/><text:span text:style-name="T5">b) </text:span>False</text:p>
      <text:p text:style-name="P16"/>
      <text:p text:style-name="P16">(Slow Paging!)</text:p>
      <text:p text:style-name="P17">1<text:span text:style-name="T6">7</text:span>. What is the most accurate description for slowness of Paging?</text:p>
      <text:p text:style-name="P7"><text:span text:style-name="T5">a) </text:span>Division of virtual address space into pages</text:p>
      <text:p text:style-name="P7"><text:span text:style-name="T5">b) </text:span>Division of physical address space into frames</text:p>
      <text:p text:style-name="P7"><text:span text:style-name="T5">c) </text:span>Extra space allocated for page table</text:p>
      <text:p text:style-name="P7"><text:soft-page-break/><text:span text:style-name="T5">d) </text:span>Too many memory references to access the actual data stored</text:p>
      <text:p text:style-name="P16"/>
      <text:p text:style-name="P16">(Fill the blank cells in table)</text:p>
      <text:p text:style-name="P17"><text:span text:style-name="T6">18</text:span>. The following table has filled and unfilled cells. There are few unfilled cells that are marked with characters. Find the values of these characters, by completing the table.</text:p>
      <text:p text:style-name="P17"/>
      <table:table table:name="Table3" table:style-name="Table3">
        <table:table-column table:style-name="Table3.A" table:number-columns-repeated="8"/>
        <table:table-row>
          <table:table-cell table:style-name="Table3.A1" office:value-type="string">
            <text:p text:style-name="P24">Size of Virtual Address Space</text:p>
          </table:table-cell>
          <table:table-cell table:style-name="Table3.A1" office:value-type="string">
            <text:p text:style-name="P24">Size of Physical Address Space</text:p>
          </table:table-cell>
          <table:table-cell table:style-name="Table3.A1" office:value-type="string">
            <text:p text:style-name="P24">Number of bits required for Virtual Address</text:p>
          </table:table-cell>
          <table:table-cell table:style-name="Table3.A1" office:value-type="string">
            <text:p text:style-name="P24">Number of bits required for Physical Address</text:p>
          </table:table-cell>
          <table:table-cell table:style-name="Table3.A1" office:value-type="string">
            <text:p text:style-name="P24">Page Size<text:tab/></text:p>
          </table:table-cell>
          <table:table-cell table:style-name="Table3.A1" office:value-type="string">
            <text:p text:style-name="P24">Number of bits required for Page offset</text:p>
          </table:table-cell>
          <table:table-cell table:style-name="Table3.A1" office:value-type="string">
            <text:p text:style-name="P24">Number of Pages</text:p>
          </table:table-cell>
          <table:table-cell table:style-name="Table3.H1" office:value-type="string">
            <text:p text:style-name="P24">Number of Frame<text:span text:style-name="T5">s</text:span></text:p>
          </table:table-cell>
        </table:table-row>
        <table:table-row>
          <table:table-cell table:style-name="Table3.A2" office:value-type="string">
            <text:p text:style-name="P21">128 KB</text:p>
          </table:table-cell>
          <table:table-cell table:style-name="Table3.A2" office:value-type="string">
            <text:p text:style-name="P21">128 KB</text:p>
          </table:table-cell>
          <table:table-cell table:style-name="Table3.A2" office:value-type="string">
            <text:p text:style-name="P23">U</text:p>
          </table:table-cell>
          <table:table-cell table:style-name="Table3.A2" office:value-type="string">
            <text:p text:style-name="P21"/>
          </table:table-cell>
          <table:table-cell table:style-name="Table3.A2" office:value-type="string">
            <text:p text:style-name="P23">4 KB</text:p>
          </table:table-cell>
          <table:table-cell table:style-name="Table3.A2" office:value-type="string">
            <text:p text:style-name="P23">W</text:p>
          </table:table-cell>
          <table:table-cell table:style-name="Table3.A2" office:value-type="string">
            <text:p text:style-name="P21"/>
          </table:table-cell>
          <table:table-cell table:style-name="Table3.H2" office:value-type="string">
            <text:p text:style-name="P21"/>
          </table:table-cell>
        </table:table-row>
        <table:table-row>
          <table:table-cell table:style-name="Table3.A2" office:value-type="string">
            <text:p text:style-name="P21">256 KB</text:p>
          </table:table-cell>
          <table:table-cell table:style-name="Table3.A2" office:value-type="string">
            <text:p text:style-name="P23">1 MB</text:p>
          </table:table-cell>
          <table:table-cell table:style-name="Table3.A2" office:value-type="string">
            <text:p text:style-name="P21"/>
          </table:table-cell>
          <table:table-cell table:style-name="Table3.A2" office:value-type="string">
            <text:p text:style-name="P23">X</text:p>
          </table:table-cell>
          <table:table-cell table:style-name="Table3.A2" office:value-type="string">
            <text:p text:style-name="P23">4 KB</text:p>
          </table:table-cell>
          <table:table-cell table:style-name="Table3.A2" office:value-type="string">
            <text:p text:style-name="P23">Y</text:p>
          </table:table-cell>
          <table:table-cell table:style-name="Table3.A2" office:value-type="string">
            <text:p text:style-name="P21"/>
          </table:table-cell>
          <table:table-cell table:style-name="Table3.H2" office:value-type="string">
            <text:p text:style-name="P21"/>
          </table:table-cell>
        </table:table-row>
        <table:table-row>
          <table:table-cell table:style-name="Table3.A2" office:value-type="string">
            <text:p text:style-name="P23">1 MB</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3">Z</text:p>
          </table:table-cell>
          <table:table-cell table:style-name="Table3.A2" office:value-type="string">
            <text:p text:style-name="P21"/>
          </table:table-cell>
          <table:table-cell table:style-name="Table3.A2" office:value-type="string">
            <text:p text:style-name="P23">10</text:p>
          </table:table-cell>
          <table:table-cell table:style-name="Table3.A2" office:value-type="string">
            <text:p text:style-name="P21"/>
          </table:table-cell>
          <table:table-cell table:style-name="Table3.H2" office:value-type="string">
            <text:p text:style-name="P23">2256</text:p>
          </table:table-cell>
        </table:table-row>
      </table:table>
      <text:p text:style-name="P17"/>
      <text:p text:style-name="Hanging_20_indent"><text:span text:style-name="T6">a) </text:span>U=17, W=12, X=20, Y=10, Z=18<text:tab/><text:tab/><text:tab/><text:tab/><text:span text:style-name="T6">b) </text:span>U=17, W=12, X=20, Y=12, Z=18</text:p>
      <text:p text:style-name="Hanging_20_indent"><text:span text:style-name="T6">c) </text:span>U=17, W=10, X=20, Y=12, Z=18<text:tab/><text:tab/><text:tab/><text:tab/><text:span text:style-name="T6">d) </text:span>U=17, W=10, X=20, Y=10, Z=18</text:p>
      <text:p text:style-name="P12"/>
      <text:p text:style-name="P18">(What is TLB?)</text:p>
      <text:p text:style-name="P19">19. “TLB is a hardware cache which stores the contents of a Page table. CPU always checks TLB first, before moving to the page table in case of page miss. If the memory reference is made for the first time in TLB, then it always results in Page Miss.”</text:p>
      <text:p text:style-name="P19"/>
      <text:p text:style-name="P19">Select the correct option for the above statement.</text:p>
      <text:p text:style-name="Hanging_20_indent"><text:span text:style-name="T6">a) </text:span>True<text:tab/><text:tab/><text:tab/><text:tab/><text:tab/><text:tab/><text:tab/><text:span text:style-name="T6">b) </text:span>False</text:p>
      <text:p text:style-name="P18"/>
      <text:p text:style-name="P18">(TLB Hit)</text:p>
      <text:p text:style-name="P19">20. What is the most accurate description of TLB hit?</text:p>
      <text:p text:style-name="Hanging_20_indent"><text:span text:style-name="T6">a) </text:span>The TLB contains the mapping for the requested physical address</text:p>
      <text:p text:style-name="Hanging_20_indent"><text:span text:style-name="T6">b) </text:span>The TLB contains the mapping for the requested virtual address</text:p>
      <text:p text:style-name="Hanging_20_indent"><text:span text:style-name="T6">c) </text:span>The TLB checks and confirms whether this virtual address is accessible</text:p>
      <text:p text:style-name="Hanging_20_indent"><text:span text:style-name="T6">d) </text:span>None of the above</text:p>
      <text:p text:style-name="P18"/>
      <text:p text:style-name="P18">(Context Switching Support)</text:p>
      <text:p text:style-name="P19">21. Which of the following addition is done to provide hardware support for sharing of TLB across context switching?</text:p>
      <text:p text:style-name="Hanging_20_indent"><text:span text:style-name="T6">a) </text:span>Valid bit<text:tab/><text:tab/><text:tab/><text:tab/><text:tab/><text:tab/><text:tab/><text:span text:style-name="T6">b)</text:span>Protection bit</text:p>
      <text:p text:style-name="Hanging_20_indent"><text:span text:style-name="T6">c) </text:span>Permission bit<text:tab/><text:tab/><text:tab/><text:tab/><text:tab/><text:tab/><text:span text:style-name="T6">d) </text:span>Address space identifier (ASID)</text:p>
      <text:p text:style-name="P18"/>
      <text:p text:style-name="P18">(Absent in Physical Memory)</text:p>
      <text:p text:style-name="P19">22. What is the term used for using swap space for accessing a page, which is not present in physical memory?</text:p>
      <text:p text:style-name="Hanging_20_indent"><text:span text:style-name="T6">a) </text:span>Segmentation Fault<text:tab/><text:tab/><text:tab/><text:tab/><text:tab/><text:span text:style-name="T6">b) </text:span>Page Fault</text:p>
      <text:p text:style-name="Hanging_20_indent"><text:span text:style-name="T6">c) </text:span>Page Miss<text:tab/><text:tab/><text:tab/><text:tab/><text:tab/><text:tab/><text:span text:style-name="T6">d) </text:span>Swap Space Hit</text:p>
      <text:p text:style-name="P18"><text:soft-page-break/></text:p>
      <text:p text:style-name="P18">(Page Faults)</text:p>
      <text:p text:style-name="P19">23. Consider the following page trace:</text:p>
      <text:p text:style-name="P20"/>
      <text:p text:style-name="P20">4,3,2,1,4,3,5,4,3,2,1,5</text:p>
      <text:p text:style-name="P20"/>
      <text:p text:style-name="P19">Determine the number of page fault that would occur if FIFO Page Replacement Algorithm is used with number of frames for the job m=4 will be</text:p>
      <text:p text:style-name="Hanging_20_indent"><text:span text:style-name="T6">a) </text:span>8<text:tab/><text:tab/><text:tab/><text:span text:style-name="T6">b) </text:span>10<text:tab/><text:tab/><text:tab/><text:tab/><text:span text:style-name="T6">c) </text:span>12<text:tab/><text:tab/><text:tab/><text:tab/><text:span text:style-name="T6">d) </text:span>9</text:p>
      <text:p text:style-name="P18"/>
      <text:p text:style-name="P18">(LRU – I)</text:p>
      <text:p text:style-name="P19">24. An LRU page Replacement is used with four page frames and eight pages. How many page faults will occur with reference string 0172237103 if the four frames are initially empty?</text:p>
      <text:p text:style-name="Hanging_20_indent"><text:span text:style-name="T6">a) </text:span>5<text:tab/><text:tab/><text:tab/><text:span text:style-name="T6">b) </text:span>6<text:tab/><text:tab/><text:tab/><text:tab/><text:span text:style-name="T6">c) </text:span>7<text:tab/><text:tab/><text:tab/><text:tab/><text:span text:style-name="T6">d) </text:span>8</text:p>
      <text:p text:style-name="P18"/>
      <text:p text:style-name="P18">(LRU – II)</text:p>
      <text:p text:style-name="P19">25. How many hits occur in LRU page replacement algorithm for the given reference string with four page frames</text:p>
      <text:p text:style-name="P20"/>
      <text:p text:style-name="P20">7,0,1,2,0,3,4,0,3,2,0,1?</text:p>
      <text:p text:style-name="P20"/>
      <text:p text:style-name="Hanging_20_indent"><text:span text:style-name="T6">a) </text:span>5<text:tab/><text:tab/><text:tab/><text:span text:style-name="T6">b) </text:span>6<text:tab/><text:tab/><text:tab/><text:tab/><text:span text:style-name="T6">c) </text:span>7<text:tab/><text:tab/><text:tab/><text:tab/><text:span text:style-name="T6">d) </text:span>8</text:p>
      <text:p text:style-name="P18"/>
      <text:p text:style-name="P15"/>
      <text:p text:style-name="P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switchToCode1" xlink:href="Pictures/10000001000002E500000151092D54A783E31A2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fo:background-color="#ffffff"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image-name="switchToCode1" draw:opacity="20%" draw:fill-image-width="0cm" draw:fill-image-height="0cm" style:repeat="no-repeat" draw:fill-image-ref-point-x="0%" draw:fill-image-ref-point-y="0%" draw:fill-image-ref-point="center" style:footnote-max-height="0cm" loext:margin-gutter="0cm">
        <style:background-image xlink:href="Pictures/10000001000002E500000151092D54A783E31A2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bitmap" draw:background-size="full" draw:fill-image-name="switchToCode1" draw:opacity="20%" draw:fill-image-width="0cm" draw:fill-image-height="0cm" style:repeat="no-repeat" draw:fill-image-ref-point-x="0%" draw:fill-image-ref-point-y="0%" draw:fill-image-ref-point="center"/>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08:48:21.720045165</meta:creation-date>
    <dc:title>Coding Ninjas A4 Sheet</dc:title>
    <meta:editing-duration>PT53M24S</meta:editing-duration>
    <meta:editing-cycles>5</meta:editing-cycles>
    <meta:generator>LibreOffice/7.3.7.2$Linux_X86_64 LibreOffice_project/30$Build-2</meta:generator>
    <dc:date>2023-02-15T10:17:33.028610864</dc:date>
    <meta:document-statistic meta:table-count="3" meta:image-count="0" meta:object-count="0" meta:page-count="5" meta:paragraph-count="170" meta:word-count="1350" meta:character-count="7605" meta:non-whitespace-character-count="6273"/>
    <meta:template xlink:type="simple" xlink:actuate="onRequest" xlink:title="Coding Ninjas A4 Sheet" xlink:href="../../../../../../../../../../Templates/Coding%20Ninjas%20MCQ%20A4%20Sheet.ott" meta:date="2023-02-15T08:48:19.108283745"/>
  </office:meta>
</office:document-meta>
</file>